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8.46666666666667cm" style:use-optimal-column-width="true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5.556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5">
            <text:p>CARRERA</text:p>
          </table:table-cell>
          <table:table-cell office:value-type="string" table:style-name="ce5">
            <text:p>CÓDIGO</text:p>
          </table:table-cell>
          <table:table-cell office:value-type="string" table:style-name="ce5">
            <text:p>AGRUPAMIENT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ECTRONICA</text:p>
          </table:table-cell>
          <table:table-cell office:value-type="float" office:value="55000" table:style-name="ce3">
            <text:p>55000</text:p>
          </table:table-cell>
          <table:table-cell office:value-type="string" table:style-name="ce8">
            <text:p>ELECTRONICA/OPTICA/OTRO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TICA</text:p>
          </table:table-cell>
          <table:table-cell office:value-type="float" office:value="55000" table:style-name="ce3">
            <text:p>55000</text:p>
          </table:table-cell>
          <table:table-cell office:value-type="string" table:style-name="ce8">
            <text:p>ELECTRONICA/OPTICA/OTRO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ROS</text:p>
          </table:table-cell>
          <table:table-cell office:value-type="float" office:value="55000" table:style-name="ce3">
            <text:p>55000</text:p>
          </table:table-cell>
          <table:table-cell office:value-type="string" table:style-name="ce8">
            <text:p>ELECTRONICA/OPTICA/OTRO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 DE LA EDUCACION</text:p>
          </table:table-cell>
          <table:table-cell office:value-type="float" office:value="55114" table:style-name="ce3">
            <text:p>55114</text:p>
          </table:table-cell>
          <table:table-cell office:value-type="string" table:style-name="ce1">
            <text:p>EDUCACIÓ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DUCACION FISICA</text:p>
          </table:table-cell>
          <table:table-cell office:value-type="float" office:value="55114" table:style-name="ce3">
            <text:p>55114</text:p>
          </table:table-cell>
          <table:table-cell office:value-type="string" table:style-name="ce1">
            <text:p>EDUCACIÓ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DUCACION INICIAL</text:p>
          </table:table-cell>
          <table:table-cell office:value-type="float" office:value="55114" table:style-name="ce3">
            <text:p>55114</text:p>
          </table:table-cell>
          <table:table-cell office:value-type="string" table:style-name="ce1">
            <text:p>EDUCACIÓ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LLAS ARTES</text:p>
          </table:table-cell>
          <table:table-cell office:value-type="float" office:value="55121" table:style-name="ce3">
            <text:p>55121</text:p>
          </table:table-cell>
          <table:table-cell office:value-type="string" table:style-name="ce7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BUJO TECNICO</text:p>
          </table:table-cell>
          <table:table-cell office:value-type="float" office:value="55121" table:style-name="ce3">
            <text:p>55121</text:p>
          </table:table-cell>
          <table:table-cell office:value-type="string" table:style-name="ce7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EÑO</text:p>
          </table:table-cell>
          <table:table-cell office:value-type="float" office:value="55121" table:style-name="ce3">
            <text:p>55121</text:p>
          </table:table-cell>
          <table:table-cell office:value-type="string" table:style-name="ce7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SICA</text:p>
          </table:table-cell>
          <table:table-cell office:value-type="float" office:value="55121" table:style-name="ce3">
            <text:p>55121</text:p>
          </table:table-cell>
          <table:table-cell office:value-type="string" table:style-name="ce7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UBLICIDAD</text:p>
          </table:table-cell>
          <table:table-cell office:value-type="float" office:value="55121" table:style-name="ce3">
            <text:p>55121</text:p>
          </table:table-cell>
          <table:table-cell office:value-type="string" table:style-name="ce7">
            <text:p>AR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UMANIDADES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FILOSOFIA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GEOGRAFIA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HISTORIA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LETRAS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LINGÜÍSTICA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OLOGIA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DUCTORADO</text:p>
          </table:table-cell>
          <table:table-cell office:value-type="float" office:value="55122" table:style-name="ce3">
            <text:p>55122</text:p>
          </table:table-cell>
          <table:table-cell office:value-type="string" table:style-name="ce7">
            <text:p>HUMANIDAD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 DE LA COMUNICACIÓN</text:p>
          </table:table-cell>
          <table:table-cell office:value-type="float" office:value="55131" table:style-name="ce3">
            <text:p>55131</text:p>
          </table:table-cell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 POLITICAS</text:p>
          </table:table-cell>
          <table:table-cell office:value-type="float" office:value="55131" table:style-name="ce3">
            <text:p>55131</text:p>
          </table:table-cell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 SOCIALES</text:p>
          </table:table-cell>
          <table:table-cell office:value-type="float" office:value="55131" table:style-name="ce3">
            <text:p>55131</text:p>
          </table:table-cell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ONOMIA</text:p>
          </table:table-cell>
          <table:table-cell office:value-type="float" office:value="55131" table:style-name="ce3">
            <text:p>55131</text:p>
          </table:table-cell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ICOLOGIA</text:p>
          </table:table-cell>
          <table:table-cell office:value-type="float" office:value="55131" table:style-name="ce3">
            <text:p>55131</text:p>
          </table:table-cell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LACIONES PUBLICAS</text:p>
          </table:table-cell>
          <table:table-cell office:value-type="float" office:value="55131" table:style-name="ce3">
            <text:p>55131</text:p>
          </table:table-cell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CIOLOGIA</text:p>
          </table:table-cell>
          <table:table-cell office:value-type="float" office:value="55131" table:style-name="ce3">
            <text:p>55131</text:p>
          </table:table-cell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BLIOTECOLOGIA</text:p>
          </table:table-cell>
          <table:table-cell office:value-type="float" office:value="55132" table:style-name="ce3">
            <text:p>55132</text:p>
          </table:table-cell>
          <table:table-cell office:value-type="string" table:style-name="ce7">
            <text:p>COMUNIC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UNICACION SOCIAL</text:p>
          </table:table-cell>
          <table:table-cell office:value-type="float" office:value="55132" table:style-name="ce3">
            <text:p>55132</text:p>
          </table:table-cell>
          <table:table-cell office:value-type="string" table:style-name="ce7">
            <text:p>COMUNIC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EÑO DE COMUNICACIÓN SOCIAL</text:p>
          </table:table-cell>
          <table:table-cell office:value-type="float" office:value="55132" table:style-name="ce3">
            <text:p>55132</text:p>
          </table:table-cell>
          <table:table-cell office:value-type="string" table:style-name="ce7">
            <text:p>COMUNIC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IODISMO</text:p>
          </table:table-cell>
          <table:table-cell office:value-type="float" office:value="55132" table:style-name="ce3">
            <text:p>55132</text:p>
          </table:table-cell>
          <table:table-cell office:value-type="string" table:style-name="ce7">
            <text:p>COMUNIC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MINISTRACION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MINISTRACION SALUD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MINISTRACION TURISMO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 ECONOMICAS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 EMPRESARIALES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ERCIO EXTERIOR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TABILIDAD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TADOR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RECCION DE EMPRESAS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NANZAS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RENCIA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TION AGROPECUARIA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TION CULTURAL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TION UNIVERSITARIA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NEGOCIOS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CURSOS HUMANOS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LACIONES LABORALES</text:p>
          </table:table-cell>
          <table:table-cell office:value-type="float" office:value="55134" table:style-name="ce3">
            <text:p>55134</text:p>
          </table:table-cell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OGACIA</text:p>
          </table:table-cell>
          <table:table-cell office:value-type="float" office:value="55138" table:style-name="ce3">
            <text:p>55138</text:p>
          </table:table-cell>
          <table:table-cell office:value-type="string" table:style-name="ce7">
            <text:p>ABOGACIA Y NOTARIAD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OGACIA Y NOTARIADO</text:p>
          </table:table-cell>
          <table:table-cell office:value-type="float" office:value="55138" table:style-name="ce3">
            <text:p>55138</text:p>
          </table:table-cell>
          <table:table-cell office:value-type="string" table:style-name="ce7">
            <text:p>ABOGACIA Y NOTARIAD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ARIADO</text:p>
          </table:table-cell>
          <table:table-cell office:value-type="float" office:value="55138" table:style-name="ce3">
            <text:p>55138</text:p>
          </table:table-cell>
          <table:table-cell office:value-type="string" table:style-name="ce7">
            <text:p>ABOGACIA Y NOTARIAD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LACIONES INTERNACIONALES</text:p>
          </table:table-cell>
          <table:table-cell office:value-type="float" office:value="55138" table:style-name="ce3">
            <text:p>55138</text:p>
          </table:table-cell>
          <table:table-cell office:value-type="string" table:style-name="ce7">
            <text:p>ABOGACIA Y NOTARIAD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TROPOLOGIA</text:p>
          </table:table-cell>
          <table:table-cell office:value-type="float" office:value="55142" table:style-name="ce3">
            <text:p>55142</text:p>
          </table:table-cell>
          <table:table-cell office:value-type="string" table:style-name="ce7">
            <text:p>ANTROPOLOG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QUEOLOGIA</text:p>
          </table:table-cell>
          <table:table-cell office:value-type="float" office:value="55142" table:style-name="ce3">
            <text:p>55142</text:p>
          </table:table-cell>
          <table:table-cell office:value-type="string" table:style-name="ce7">
            <text:p>ANTROPOLOG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TRONOMIA - ASTROFISIC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OLOGIA HUMAN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OLOGIA MARIN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OQUIMIC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OTECNOLOGI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IENCIAS BIOLOGICAS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NETIC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OLOGI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STION AMBIENTAL Y RECURSOS NATURALES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FISIC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TEROLOGIA - CS DE LA ATMOSFER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CEANOGRAFI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IMIC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IMICA FARMACEUTICA</text:p>
          </table:table-cell>
          <table:table-cell office:value-type="float" office:value="55144" table:style-name="ce3">
            <text:p>55144</text:p>
          </table:table-cell>
          <table:table-cell office:value-type="string" table:style-name="ce7">
            <text:p>CIENCIA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STADISTICA</text:p>
          </table:table-cell>
          <table:table-cell office:value-type="float" office:value="55146" table:style-name="ce3">
            <text:p>55146</text:p>
          </table:table-cell>
          <table:table-cell office:value-type="string" table:style-name="ce8">
            <text:p>ESTADISTICA/LIC MATEMAT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MATEMATICA</text:p>
          </table:table-cell>
          <table:table-cell office:value-type="float" office:value="55146" table:style-name="ce3">
            <text:p>55146</text:p>
          </table:table-cell>
          <table:table-cell office:value-type="string" table:style-name="ce8">
            <text:p>ESTADISTICA/LIC MATEMAT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CIVIL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ELECTRICA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EN ALIMENTOS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EN TELECOMUNICACIONES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INDUSTRIAL MECANICA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NAVAL O AERONAUTICA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QUIMICA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O AGRIMENSOR</text:p>
          </table:table-cell>
          <table:table-cell office:value-type="float" office:value="55152" table:style-name="ce3">
            <text:p>55152</text:p>
          </table:table-cell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EÑO TEXTIL - INDUMENTARIA</text:p>
          </table:table-cell>
          <table:table-cell office:value-type="float" office:value="55154" table:style-name="ce3">
            <text:p>55154</text:p>
          </table:table-cell>
          <table:table-cell office:value-type="string" table:style-name="ce8">
            <text:p>DISEÑO TEXTIL - INDUMENTA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QUITECTURA</text:p>
          </table:table-cell>
          <table:table-cell office:value-type="float" office:value="55158" table:style-name="ce3">
            <text:p>55158</text:p>
          </table:table-cell>
          <table:table-cell office:value-type="string" table:style-name="ce7">
            <text:p>ARQUITECTUR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STRUCCION</text:p>
          </table:table-cell>
          <table:table-cell office:value-type="float" office:value="55158" table:style-name="ce3">
            <text:p>55158</text:p>
          </table:table-cell>
          <table:table-cell office:value-type="string" table:style-name="ce7">
            <text:p>ARQUITECTUR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EÑO INTERIORES - PAISAJES</text:p>
          </table:table-cell>
          <table:table-cell office:value-type="float" office:value="55158" table:style-name="ce3">
            <text:p>55158</text:p>
          </table:table-cell>
          <table:table-cell office:value-type="string" table:style-name="ce7">
            <text:p>ARQUITECTUR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GRONOMIA</text:p>
          </table:table-cell>
          <table:table-cell office:value-type="float" office:value="55162" table:style-name="ce3">
            <text:p>55162</text:p>
          </table:table-cell>
          <table:table-cell office:value-type="string" table:style-name="ce7">
            <text:p>AGRONOM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OLOGIA</text:p>
          </table:table-cell>
          <table:table-cell office:value-type="float" office:value="55162" table:style-name="ce3">
            <text:p>55162</text:p>
          </table:table-cell>
          <table:table-cell office:value-type="string" table:style-name="ce7">
            <text:p>AGRONOM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ITO AGRONOMO</text:p>
          </table:table-cell>
          <table:table-cell office:value-type="float" office:value="55162" table:style-name="ce3">
            <text:p>55162</text:p>
          </table:table-cell>
          <table:table-cell office:value-type="string" table:style-name="ce7">
            <text:p>AGRONOM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ETERINARIA</text:p>
          </table:table-cell>
          <table:table-cell office:value-type="float" office:value="55164" table:style-name="ce3">
            <text:p>55164</text:p>
          </table:table-cell>
          <table:table-cell office:value-type="string" table:style-name="ce1">
            <text:p>VETERINA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TOMIA PATOLOGIC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ISTENTE ODONTOL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SMETOLOGIA MEDIC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FERMER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NOAUDIOL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EMOTERAP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UMENTACION QUIRURGIC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BORATORIO CLINICO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ENFERMER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FISIOTERAP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IMAGENOL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NUTRICION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OBSTETRIC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OFTALMOL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PSICOMOTRICIDAD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PSICOPEDAG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DICIN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UMOCARDIOL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UROFISIOLOGIA CLINIC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DONTOL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DOLOGIA MEDIC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DIOISOTOPOS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DIOLOGI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ISTROS MEDICOS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LUD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LUD OCUPACIONAL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CNOLOGIA MEDICA</text:p>
          </table:table-cell>
          <table:table-cell office:value-type="float" office:value="55172" table:style-name="ce3">
            <text:p>55172</text:p>
          </table:table-cell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BAJO SOCIAL</text:p>
          </table:table-cell>
          <table:table-cell office:value-type="float" office:value="55176" table:style-name="ce3">
            <text:p>55176</text:p>
          </table:table-cell>
          <table:table-cell office:value-type="string" table:style-name="ce7">
            <text:p>TRABAJO SOCI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URISMO Y HOTELERIA</text:p>
          </table:table-cell>
          <table:table-cell office:value-type="float" office:value="55181" table:style-name="ce3">
            <text:p>55181</text:p>
          </table:table-cell>
          <table:table-cell office:value-type="string" table:style-name="ce7">
            <text:p>TURISMO Y HOTELE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DESARROLLO</text:p>
          </table:table-cell>
          <table:table-cell office:value-type="float" office:value="55186" table:style-name="ce3">
            <text:p>55186</text:p>
          </table:table-cell>
          <table:table-cell office:value-type="string" table:style-name="ce7">
            <text:p>SEGURID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ESTUDIOS MILITARES</text:p>
          </table:table-cell>
          <table:table-cell office:value-type="float" office:value="55186" table:style-name="ce3">
            <text:p>55186</text:p>
          </table:table-cell>
          <table:table-cell office:value-type="string" table:style-name="ce7">
            <text:p>SEGURID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GURIDAD PUBLICA</text:p>
          </table:table-cell>
          <table:table-cell office:value-type="float" office:value="55186" table:style-name="ce3">
            <text:p>55186</text:p>
          </table:table-cell>
          <table:table-cell office:value-type="string" table:style-name="ce7">
            <text:p>SEGURID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EÑO INDUSTRIAL</text:p>
          </table:table-cell>
          <table:table-cell office:value-type="float" office:value="55221" table:style-name="ce3">
            <text:p>55221</text:p>
          </table:table-cell>
          <table:table-cell office:value-type="string" table:style-name="ce7">
            <text:p>DISEÑO INDUSTRIA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RECHO</text:p>
          </table:table-cell>
          <table:table-cell office:value-type="float" office:value="55238" table:style-name="ce3">
            <text:p>55238</text:p>
          </table:table-cell>
          <table:table-cell office:value-type="string" table:style-name="ce7">
            <text:p>DERECHO/PROCURAD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CURADOR</text:p>
          </table:table-cell>
          <table:table-cell office:value-type="float" office:value="55238" table:style-name="ce3">
            <text:p>55238</text:p>
          </table:table-cell>
          <table:table-cell office:value-type="string" table:style-name="ce7">
            <text:p>DERECHO/PROCURAD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LISTA DE SISTEMAS</text:p>
          </table:table-cell>
          <table:table-cell office:value-type="float" office:value="55248" table:style-name="ce3">
            <text:p>55248</text:p>
          </table:table-cell>
          <table:table-cell office:value-type="string" table:style-name="ce7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EÑO MULTIMEDIA</text:p>
          </table:table-cell>
          <table:table-cell office:value-type="float" office:value="55248" table:style-name="ce3">
            <text:p>55248</text:p>
          </table:table-cell>
          <table:table-cell office:value-type="string" table:style-name="ce7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ORMATICA</text:p>
          </table:table-cell>
          <table:table-cell office:value-type="float" office:value="55248" table:style-name="ce3">
            <text:p>55248</text:p>
          </table:table-cell>
          <table:table-cell office:value-type="string" table:style-name="ce7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GENIERIA EN SISTEMAS</text:p>
          </table:table-cell>
          <table:table-cell office:value-type="float" office:value="55248" table:style-name="ce3">
            <text:p>55248</text:p>
          </table:table-cell>
          <table:table-cell office:value-type="string" table:style-name="ce7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C SISTEMAS</text:p>
          </table:table-cell>
          <table:table-cell office:value-type="float" office:value="55248" table:style-name="ce3">
            <text:p>55248</text:p>
          </table:table-cell>
          <table:table-cell office:value-type="string" table:style-name="ce7">
            <text:p>INFORMATIC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KETING</text:p>
          </table:table-cell>
          <table:table-cell office:value-type="float" office:value="55334" table:style-name="ce3">
            <text:p>55334</text:p>
          </table:table-cell>
          <table:table-cell office:value-type="string" table:style-name="ce2">
            <text:p>MARKET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SEÑO GRAFICO</text:p>
          </table:table-cell>
          <table:table-cell office:value-type="float" office:value="55348" table:style-name="ce3">
            <text:p>55348</text:p>
          </table:table-cell>
          <table:table-cell office:value-type="string" table:style-name="ce2">
            <text:p>DISEÑO GRAFIC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C AGROPECUARIO</text:p>
          </table:table-cell>
          <table:table-cell office:value-type="float" office:value="55362" table:style-name="ce3">
            <text:p>55362</text:p>
          </table:table-cell>
          <table:table-cell office:value-type="string" table:style-name="ce7">
            <text:p>TEC AGROPECUARI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CREACION</text:p>
          </table:table-cell>
          <table:table-cell office:value-type="float" office:value="55381" table:style-name="ce3">
            <text:p>55381</text:p>
          </table:table-cell>
          <table:table-cell office:value-type="string" table:style-name="ce7">
            <text:p>RECREAC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GNORADO</text:p>
          </table:table-cell>
          <table:table-cell office:value-type="float" office:value="55999" table:style-name="ce3">
            <text:p>55999</text:p>
          </table:table-cell>
          <table:table-cell office:value-type="string" table:style-name="ce2">
            <text:p>IGNORADO</text:p>
          </table:table-cell>
          <table:table-cell table:number-columns-repeated="16381"/>
        </table:table-row>
        <table:table-row table:number-rows-repeated="1048443" table:style-name="ro1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6">
            <text:p>CARRERA</text:p>
          </table:table-cell>
          <table:table-cell office:value-type="string" table:style-name="ce6">
            <text:p>CÓDIGO</text:p>
          </table:table-cell>
          <table:table-cell office:value-type="string" table:style-name="ce6">
            <text:p>AGRUPAMIENTO</text:p>
          </table:table-cell>
          <table:table-cell table:number-columns-repeated="16381"/>
        </table:table-row>
        <table:table-row table:number-rows-repeated="3" table:style-name="ro1">
          <table:table-cell table:number-columns-repeated="2" table:style-name="ce4"/>
          <table:table-cell office:value-type="string" table:style-name="ce8">
            <text:p>ELECTRONICA/OPTICA/OTROS</text:p>
          </table:table-cell>
          <table:table-cell table:number-columns-repeated="16381"/>
        </table:table-row>
        <table:table-row table:number-rows-repeated="3" table:style-name="ro1">
          <table:table-cell table:number-columns-repeated="2" table:style-name="ce4"/>
          <table:table-cell office:value-type="string" table:style-name="ce1">
            <text:p>EDUCACIÓN</text:p>
          </table:table-cell>
          <table:table-cell table:number-columns-repeated="16381"/>
        </table:table-row>
        <table:table-row table:number-rows-repeated="5" table:style-name="ro1">
          <table:table-cell table:number-columns-repeated="2" table:style-name="ce4"/>
          <table:table-cell office:value-type="string" table:style-name="ce7">
            <text:p>ARTE</text:p>
          </table:table-cell>
          <table:table-cell table:number-columns-repeated="16381"/>
        </table:table-row>
        <table:table-row table:number-rows-repeated="8" table:style-name="ro1">
          <table:table-cell table:number-columns-repeated="2" table:style-name="ce4"/>
          <table:table-cell office:value-type="string" table:style-name="ce7">
            <text:p>HUMANIDADES</text:p>
          </table:table-cell>
          <table:table-cell table:number-columns-repeated="16381"/>
        </table:table-row>
        <table:table-row table:number-rows-repeated="7" table:style-name="ro1">
          <table:table-cell table:number-columns-repeated="2" table:style-name="ce4"/>
          <table:table-cell office:value-type="string" table:style-name="ce7">
            <text:p>CIENCIAS HUMANAS</text:p>
          </table:table-cell>
          <table:table-cell table:number-columns-repeated="16381"/>
        </table:table-row>
        <table:table-row table:number-rows-repeated="4" table:style-name="ro1">
          <table:table-cell table:number-columns-repeated="2" table:style-name="ce4"/>
          <table:table-cell office:value-type="string" table:style-name="ce7">
            <text:p>COMUNICACION</text:p>
          </table:table-cell>
          <table:table-cell table:number-columns-repeated="16381"/>
        </table:table-row>
        <table:table-row table:number-rows-repeated="17" table:style-name="ro1">
          <table:table-cell table:number-columns-repeated="2" table:style-name="ce4"/>
          <table:table-cell office:value-type="string" table:style-name="ce7">
            <text:p>ADMINISTRACION</text:p>
          </table:table-cell>
          <table:table-cell table:number-columns-repeated="16381"/>
        </table:table-row>
        <table:table-row table:number-rows-repeated="4" table:style-name="ro1">
          <table:table-cell table:number-columns-repeated="2" table:style-name="ce4"/>
          <table:table-cell office:value-type="string" table:style-name="ce7">
            <text:p>ABOGACIA Y NOTARIADO</text:p>
          </table:table-cell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office:value-type="string" table:style-name="ce7">
            <text:p>ANTROPOLOGIA</text:p>
          </table:table-cell>
          <table:table-cell table:number-columns-repeated="16381"/>
        </table:table-row>
        <table:table-row table:number-rows-repeated="15" table:style-name="ro1">
          <table:table-cell table:number-columns-repeated="2" table:style-name="ce4"/>
          <table:table-cell office:value-type="string" table:style-name="ce7">
            <text:p>CIENCIAS</text:p>
          </table:table-cell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office:value-type="string" table:style-name="ce8">
            <text:p>ESTADISTICA/LIC MATEMATICA</text:p>
          </table:table-cell>
          <table:table-cell table:number-columns-repeated="16381"/>
        </table:table-row>
        <table:table-row table:number-rows-repeated="9" table:style-name="ro1">
          <table:table-cell table:number-columns-repeated="2" table:style-name="ce4"/>
          <table:table-cell office:value-type="string" table:style-name="ce7">
            <text:p>INGENIERIA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8">
            <text:p>DISEÑO TEXTIL - INDUMENTARIA</text:p>
          </table:table-cell>
          <table:table-cell table:number-columns-repeated="16381"/>
        </table:table-row>
        <table:table-row table:number-rows-repeated="3" table:style-name="ro1">
          <table:table-cell table:number-columns-repeated="2" table:style-name="ce4"/>
          <table:table-cell office:value-type="string" table:style-name="ce7">
            <text:p>ARQUITECTURA</text:p>
          </table:table-cell>
          <table:table-cell table:number-columns-repeated="16381"/>
        </table:table-row>
        <table:table-row table:number-rows-repeated="3" table:style-name="ro1">
          <table:table-cell table:number-columns-repeated="2" table:style-name="ce4"/>
          <table:table-cell office:value-type="string" table:style-name="ce7">
            <text:p>AGRONOMIA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1">
            <text:p>VETERINARIA</text:p>
          </table:table-cell>
          <table:table-cell table:number-columns-repeated="16381"/>
        </table:table-row>
        <table:table-row table:number-rows-repeated="27" table:style-name="ro1">
          <table:table-cell table:number-columns-repeated="2" table:style-name="ce4"/>
          <table:table-cell office:value-type="string" table:style-name="ce7">
            <text:p>MEDICINA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7">
            <text:p>TRABAJO SOCIAL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7">
            <text:p>TURISMO Y HOTELERIA</text:p>
          </table:table-cell>
          <table:table-cell table:number-columns-repeated="16381"/>
        </table:table-row>
        <table:table-row table:number-rows-repeated="3" table:style-name="ro1">
          <table:table-cell table:number-columns-repeated="2" table:style-name="ce4"/>
          <table:table-cell office:value-type="string" table:style-name="ce7">
            <text:p>SEGURIDAD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7">
            <text:p>DISEÑO INDUSTRIAL</text:p>
          </table:table-cell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office:value-type="string" table:style-name="ce7">
            <text:p>DERECHO/PROCURADOR</text:p>
          </table:table-cell>
          <table:table-cell table:number-columns-repeated="16381"/>
        </table:table-row>
        <table:table-row table:number-rows-repeated="5" table:style-name="ro1">
          <table:table-cell table:number-columns-repeated="2" table:style-name="ce4"/>
          <table:table-cell office:value-type="string" table:style-name="ce7">
            <text:p>INFORMATICA</text:p>
          </table:table-cell>
          <table:table-cell table:number-columns-repeated="16381"/>
        </table:table-row>
        <table:table-row table:number-rows-repeated="2"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7">
            <text:p>TEC AGROPECUARIO</text:p>
          </table:table-cell>
          <table:table-cell table:number-columns-repeated="16381"/>
        </table:table-row>
        <table:table-row table:style-name="ro1">
          <table:table-cell table:number-columns-repeated="2" table:style-name="ce4"/>
          <table:table-cell office:value-type="string" table:style-name="ce7">
            <text:p>RECREACION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number-rows-repeated="1048443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B132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GABIT01</meta:initial-creator>
    <dc:creator>JGABIT01</dc:creator>
    <meta:creation-date>2014-06-10T22:02:11Z</meta:creation-date>
    <dc:date>2014-06-10T22:10:40Z</dc:date>
  </office:meta>
</office:document-meta>
</file>